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21c05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c05f" officeooo:paragraph-rsid="0021c05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5">Constitutes the need to create a standard of adding the railway map in every station, as we have a map of the rail in the overworld and a plugin allowing us to import images.</text:p>
      <text:p text:style-name="P1"/>
      <text:p text:style-name="P1">And proceeds.</text:p>
      <text:p text:style-name="P1"/>
      <text:p text:style-name="P1">Signed by,</text:p>
      <text:p text:style-name="P5">RedPanda_4</text:p>
      <text:p text:style-name="P1"/>
      <text:p text:style-name="P1"/>
      <text:p text:style-name="P1"/>
      <text:p text:style-name="P3"><text:span text:style-name="T1">[</text:span><text:span text:style-name="T2">Motion 52-6: To add a map of the rail network in every statio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39:42.503839275</dc:date>
    <meta:editing-duration>PT3M5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3" meta:character-count="407" meta:non-whitespace-character-count="341"/>
  </office:meta>
</office:document-meta>
</file>